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Rev_Diagonal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Rev_Diagonal.getCol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Rev_Diagonal.EPRev_Diag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Rev_Diagonal.getSty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